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A6A6"/>
    </style:style>
    <style:style style:name="ce3" style:family="table-cell" style:parent-style-name="Default" style:data-style-name="N0">
      <style:table-cell-properties fo:background-color="#BFBFBF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fo:background-color="#CC0000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ackground-color="#C00000"/>
    </style:style>
    <style:style style:name="ce11" style:family="table-cell" style:parent-style-name="Default" style:data-style-name="N0">
      <style:table-cell-properties fo:background-color="#FFC000"/>
    </style:style>
    <style:style style:name="ce12" style:family="table-cell" style:parent-style-name="Default" style:data-style-name="N0">
      <style:table-cell-properties fo:border="thin solid #000000" fo:background-color="#FFF2CC"/>
    </style:style>
    <style:style style:name="ce13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AD47"/>
    </style:style>
    <style:style style:name="ce15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9.67619047619048cm" style:use-optimal-column-width="true"/>
    </style:style>
    <style:style style:name="co2" style:family="table-column">
      <style:table-column-properties fo:break-before="auto" style:column-width="1.66309523809524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3.3652380952381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table:style-name="ce2"/>
          <table:table-cell office:value-type="string" table:style-name="ce3">
            <text:p>Not done</text:p>
          </table:table-cell>
          <table:table-cell office:value-type="string" table:style-name="ce3">
            <text:p>Inprogress</text:p>
          </table:table-cell>
          <table:table-cell office:value-type="string" table:style-name="ce3">
            <text:p>complete</text:p>
          </table:table-cell>
          <table:table-cell office:value-type="string" table:style-name="ce3">
            <text:p>Note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prites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4">
            <text:p>IGTC inactive</text:p>
          </table:table-cell>
          <table:table-cell table:number-columns-repeated="2"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IGTC activating</text:p>
          </table:table-cell>
          <table:table-cell table:number-columns-repeated="2"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IGTC active animation</text:p>
          </table:table-cell>
          <table:table-cell table:number-columns-repeated="2"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IGTC talking</text:p>
          </table:table-cell>
          <table:table-cell table:number-columns-repeated="2"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peter griffen angry</text:p>
          </table:table-cell>
          <table:table-cell table:number-columns-repeated="2"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peter griffin mind blown</text:p>
          </table:table-cell>
          <table:table-cell table:number-columns-repeated="2"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peter griffin sudden awakeness</text:p>
          </table:table-cell>
          <table:table-cell table:number-columns-repeated="2"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peter griffen hesitent</text:p>
          </table:table-cell>
          <table:table-cell table:number-columns-repeated="2" table:style-name="ce5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4">
            <text:p>peter griffin confused</text:p>
          </table:table-cell>
          <table:table-cell table:number-columns-repeated="2"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lois griffin confused</text:p>
          </table:table-cell>
          <table:table-cell table:number-columns-repeated="2" table:style-name="ce5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4">
            <text:p>lois griffin annoyed</text:p>
          </table:table-cell>
          <table:table-cell table:number-columns-repeated="2" table:style-name="ce5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4">
            <text:p>lois griffin normal</text:p>
          </table:table-cell>
          <table:table-cell table:number-columns-repeated="2" table:style-name="ce5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4">
            <text:p>lois griffin half asleep</text:p>
          </table:table-cell>
          <table:table-cell table:style-name="ce5"/>
          <table:table-cell table:style-name="ce15"/>
          <table:table-cell table:style-name="ce5"/>
          <table:table-cell office:value-type="string" table:style-name="ce1">
            <text:p>eye bags don’t look so great, maybe fix late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nginear susprised noextras</text:p>
          </table:table-cell>
          <table:table-cell table:style-name="ce7"/>
          <table:table-cell table:number-columns-repeated="2" table:style-name="ce5"/>
          <table:table-cell office:value-type="string" table:number-columns-spanned="1" table:number-rows-spanned="5" table:style-name="ce13">
            <text:p>no extra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ninear normal no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niear sighing no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near thinking no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near confused no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near with backpack, toolbox and golden wrench extras</text:p>
          </table:table-cell>
          <table:table-cell table:style-name="ce7"/>
          <table:table-cell table:number-columns-repeated="2" table:style-name="ce5"/>
          <table:table-cell office:value-type="string" table:number-columns-spanned="1" table:number-rows-spanned="9" table:style-name="ce13">
            <text:p>extras, hardhat and goggle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ngneair showing off golden wrench 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inar normal 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inear sitting down normal 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inar angry pointing ext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inar normal holding alice normal 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inar susprised holding alice normal 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inar holding hand out 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enginier thinking extras</text:p>
          </table:table-cell>
          <table:table-cell table:style-name="ce7"/>
          <table:table-cell table:number-columns-repeated="2" table:style-name="ce5"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glados normal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glados annoyed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glados proud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glados concerned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glados asmahed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alice scared and confused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alice confused</text:p>
          </table:table-cell>
          <table:table-cell table:style-name="ce7"/>
          <table:table-cell table:number-columns-repeated="2" table:style-name="ce5"/>
          <table:table-cell table:style-name="ce8"/>
          <table:table-cell table:number-columns-repeated="16379"/>
        </table:table-row>
        <table:table-row table:style-name="ro1">
          <table:table-cell office:value-type="string" table:style-name="ce4">
            <text:p>alice happy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alice scared</text:p>
          </table:table-cell>
          <table:table-cell table:style-name="ce7"/>
          <table:table-cell table:number-columns-repeated="2" table:style-name="ce5"/>
          <table:table-cell table:style-name="ce8"/>
          <table:table-cell table:number-columns-repeated="16379"/>
        </table:table-row>
        <table:table-row table:style-name="ro1">
          <table:table-cell office:value-type="string" table:style-name="ce4">
            <text:p>RV with modifcations, wings folded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RV with modifcations, wings unfolded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celestialsapien annoyed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celestialsapien normal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celestialsapien angry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celestialsapien glaring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crazed<text:s/>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crazed and angry<text:s/>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crazed angry holding gun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no energy/weak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annoyed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angry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thinking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holding portal gun strained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holding portal gun normal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normal</text:p>
          </table:table-cell>
          <table:table-cell table:style-name="ce7"/>
          <table:table-cell table:number-columns-repeated="2" table:style-name="ce5"/>
          <table:table-cell table:style-name="ce8"/>
          <table:table-cell table:number-columns-repeated="16379"/>
        </table:table-row>
        <table:table-row table:style-name="ro1">
          <table:table-cell office:value-type="string" table:style-name="ce4">
            <text:p>kevin sitting down strained</text:p>
          </table:table-cell>
          <table:table-cell table:style-name="ce7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4">
            <text:p>kevin sitting down normal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kevin happy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kevin realisation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kevin horror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kevin horror with plate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kevin freaking out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universe holding machine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universe holding machine active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universe holding machine holding universe</text:p>
          </table:table-cell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table:style-name="ce4"/>
          <table:table-cell table:style-name="ce7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table:style-name="ce9"/>
          <table:table-cell table:number-columns-repeated="3" table:style-name="ce5"/>
          <table:table-cell table:number-columns-repeated="16380" table:style-name="ce1"/>
        </table:table-row>
        <table:table-row table:style-name="ro1">
          <table:table-cell office:value-type="string" table:style-name="ce3">
            <text:p>Backgrounds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4">
            <text:p>pawn shop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family guy street for rv background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family guy house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tf2 styled mountion area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tf2 styled mountion area for rv background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front of cabin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cabin interior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test chamber 14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test chamber 14 for rv background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test <text:s/>chamber elevator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central core chamber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central core chamber for rv background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space between worlds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space between worlds for rv background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space between words celesteialsapians in background for rv background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space between words celesteialsapian glaring for rv background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las vegas from birds eye view for rv background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las vegas sky ripped open with celestiansapin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random part of the facility for rv background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4">
            <text:p>family guy bedroom</text:p>
          </table:table-cell>
          <table:table-cell table:number-columns-repeated="4" table:style-name="ce5"/>
          <table:table-cell table:number-columns-repeated="16379"/>
        </table:table-row>
        <table:table-row table:number-rows-repeated="3" table:style-name="ro1">
          <table:table-cell table:style-name="ce4"/>
          <table:table-cell table:number-columns-repeated="4" table:style-name="ce5"/>
          <table:table-cell table:number-columns-repeated="16379"/>
        </table:table-row>
        <table:table-row table:style-name="ro1">
          <table:table-cell table:number-columns-repeated="4" table:style-name="ce5"/>
          <table:table-cell table:number-columns-repeated="16380" table:style-name="ce1"/>
        </table:table-row>
        <table:table-row table:style-name="ro1">
          <table:table-cell office:value-type="string" table:style-name="ce3">
            <text:p>images of character taken in SFM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5">
            <text:p>GLaDOS</text:p>
          </table:table-cell>
          <table:table-cell table:style-name="ce10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TF2 Enginear</text:p>
          </table:table-cell>
          <table:table-cell table:style-name="ce10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Alice</text:p>
          </table:table-cell>
          <table:table-cell table:style-name="ce10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table:number-columns-repeated="4" table:style-name="ce5"/>
          <table:table-cell table:number-columns-repeated="16380" table:style-name="ce1"/>
        </table:table-row>
        <table:table-row table:style-name="ro1">
          <table:table-cell office:value-type="string" table:style-name="ce2">
            <text:p>IGTC spific things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5">
            <text:p>IGTC animation done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programs used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1">
            <text:p>Davinchi Resolve logo</text:p>
          </table:table-cell>
          <table:table-cell table:number-columns-repeated="2" table:style-name="ce1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SFM logo</text:p>
          </table:table-cell>
          <table:table-cell table:style-name="ce1"/>
          <table:table-cell table:style-name="ce5"/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Adobe Photoshop logo</text:p>
          </table:table-cell>
          <table:table-cell table:number-columns-repeated="2" table:style-name="ce1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Chat GPT logo</text:p>
          </table:table-cell>
          <table:table-cell table:style-name="ce1"/>
          <table:table-cell table:style-name="ce5"/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studio elain logo</text:p>
          </table:table-cell>
          <table:table-cell table:style-name="ce1"/>
          <table:table-cell table:style-name="ce5"/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Highway Blossoms Customs Loader logo</text:p>
          </table:table-cell>
          <table:table-cell table:style-name="ce1"/>
          <table:table-cell table:style-name="ce11"/>
          <table:table-cell table:style-name="ce1"/>
          <table:table-cell office:value-type="string" table:style-name="ce12">
            <text:p>None advailable, maybe make one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thub logo</text:p>
          </table:table-cell>
          <table:table-cell table:style-name="ce1"/>
          <table:table-cell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discord logo</text:p>
          </table:table-cell>
          <table:table-cell table:style-name="ce1"/>
          <table:table-cell table:style-name="ce5"/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SAM Software Automatic Mouth logo</text:p>
          </table:table-cell>
          <table:table-cell table:style-name="ce1"/>
          <table:table-cell table:style-name="ce5"/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Blender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Notepad++</text:p>
          </table:table-cell>
          <table:table-cell table:style-name="ce1"/>
          <table:table-cell table:style-name="ce5"/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table:style-name="ce1"/>
          <table:table-cell table:number-columns-repeated="2" table:style-name="ce5"/>
          <table:table-cell table:style-name="ce1"/>
          <table:table-cell table:style-name="ce5"/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nameboxes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1">
            <text:p>GLaDOS</text:p>
          </table:table-cell>
          <table:table-cell table:number-columns-repeated="2" table:style-name="ce1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lois</text:p>
          </table:table-cell>
          <table:table-cell table:number-columns-repeated="2" table:style-name="ce1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peter</text:p>
          </table:table-cell>
          <table:table-cell table:style-name="ce1"/>
          <table:table-cell table:style-name="ce5"/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IGTC</text:p>
          </table:table-cell>
          <table:table-cell table:style-name="ce5"/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TF2Engie</text:p>
          </table:table-cell>
          <table:table-cell table:number-columns-repeated="2" table:style-name="ce5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Alice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style-name="ce1">
            <text:p>Kevin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style-name="ce1">
            <text:p>unknown_celestialsapien_1</text:p>
          </table:table-cell>
          <table:table-cell table:style-name="ce5"/>
          <table:table-cell table:style-name="ce1"/>
          <table:table-cell table:style-name="ce6"/>
          <table:table-cell table:number-columns-repeated="16380" table:style-name="ce1"/>
        </table:table-row>
        <table:table-row table:number-rows-repeated="10484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sam pennisi</meta:initial-creator>
    <dc:creator>sam pennisi</dc:creator>
    <meta:creation-date>2024-02-08T08:23:12Z</meta:creation-date>
    <dc:date>2024-03-30T00:51:44Z</dc:date>
  </office:meta>
</office:document-meta>
</file>